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6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7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39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0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2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8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2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8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59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0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1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2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3" style:family="paragraph" style:parent-style-name="Normal">
      <style:paragraph-properties fo:margin-top="0cm" fo:margin-bottom="0.212cm" loext:contextual-spacing="false" fo:line-height="100%"/>
    </style:style>
    <style:style style:name="P64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officeooo:rsid="0019f68a" officeooo:paragraph-rsid="0019f68a" style:font-size-asian="14pt" style:font-name-complex="Arial" style:font-size-complex="14pt" style:font-weight-complex="bold"/>
    </style:style>
    <style:style style:name="P65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4pt" fo:background-color="#ffff00" style:font-size-asian="14pt" style:font-name-complex="Arial" style:font-size-complex="14pt" style:font-weight-complex="bold"/>
    </style:style>
    <style:style style:name="P66" style:family="paragraph" style:parent-style-name="Normal">
      <style:paragraph-properties fo:margin-top="0cm" fo:margin-bottom="0cm" loext:contextual-spacing="false" fo:line-height="100%"/>
      <style:text-properties style:font-name="Arial" fo:font-size="12pt" officeooo:rsid="001c1173" officeooo:paragraph-rsid="001c1173" style:font-size-asian="12pt" style:font-name-complex="Arial" style:font-size-complex="12pt" style:font-weight-complex="bold"/>
    </style:style>
    <style:style style:name="P67" style:family="paragraph" style:parent-style-name="Normal">
      <style:paragraph-properties fo:margin-top="0cm" fo:margin-bottom="0cm" loext:contextual-spacing="false" fo:line-height="100%"/>
      <style:text-properties style:font-name="Arial" fo:font-size="9pt" officeooo:rsid="001c1173" officeooo:paragraph-rsid="001c1173" style:font-size-asian="9pt" style:font-name-complex="Arial" style:font-size-complex="9pt" style:font-weight-complex="bold"/>
    </style:style>
    <style:style style:name="P68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style:font-size-asian="14pt" style:font-name-complex="Arial" style:font-size-complex="14pt" style:font-weight-complex="bold"/>
    </style:style>
    <style:style style:name="T10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2" style:family="text">
      <style:text-properties fo:font-size="16pt" style:font-size-asian="16pt" style:language-asian="fr" style:country-asian="FR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4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5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17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19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5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27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1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3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4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38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0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1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6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7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48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49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0" style:family="text">
      <style:text-properties fo:color="#0000ff"/>
    </style:style>
    <style:style style:name="T51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6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57" style:family="text">
      <style:text-properties style:language-asian="fr" style:country-asian="FR"/>
    </style:style>
    <style:style style:name="T58" style:family="text">
      <style:text-properties officeooo:rsid="001749ff"/>
    </style:style>
    <style:style style:name="T59" style:family="text">
      <style:text-properties officeooo:rsid="001a5a9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3" style:family="graphic" style:parent-style-name="OLE">
      <style:graphic-properties style:vertical-pos="from-top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 : Recherche dichotomique</text:p>
          </table:table-cell>
          <table:table-cell table:style-name="Tableau1.A1" office:value-type="string">
            <text:p text:style-name="P11"><text:span text:style-name="Police_20_par_20_défaut"><text:span text:style-name="T12"><draw:frame draw:style-name="fr1" draw:name="Image 2" text:anchor-type="as-char" svg:y="0cm" svg:width="1.782cm" style:rel-width="scale" svg:height="2.046cm" style:rel-height="scale" draw:z-index="11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 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8">1</text:span></text:span><text:span text:style-name="Police_20_par_20_défaut"><text:span text:style-name="T14">er</text:span></text:span><text:span text:style-name="Police_20_par_20_défaut"><text:span text:style-name="T8"> Exemple</text:span></text:span><text:span text:style-name="Police_20_par_20_défaut"><text:span text:style-name="T9"> 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 :</text:p>
          </table:table-cell>
          <table:table-cell table:style-name="Tableau2.A1" office:value-type="string">
            <text:p text:style-name="P17">Réponses :</text:p>
          </table:table-cell>
        </table:table-row>
        <table:table-row table:style-name="Tableau2.2">
          <table:table-cell table:style-name="Tableau2.A1" office:value-type="string">
            <text:p text:style-name="P17">10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 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 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8">Q1</text:span></text:span><text:span text:style-name="Police_20_par_20_défaut"><text:span text:style-name="T9"> Si maintenant le nombre à deviner est compris entre 1 et 40, combien faudra-t-il de questions en plus de l’exemple précédent pour deviner le nombre 14 ? Quelle est la question à poser ?</text:span></text:span></text:p>
      <text:p text:style-name="P64">1</text:p>
      <text:p text:style-name="P60"/>
      <text:p text:style-name="P60"/>
      <text:p text:style-name="P16"/>
      <text:p text:style-name="P16"/>
      <text:p text:style-name="P16">Il est possible de généraliser la technique de recherche dichotomique :</text:p>
      <text:p text:style-name="P16"/>
      <text:p text:style-name="P10"><text:span text:style-name="Police_20_par_20_défaut"><text:span text:style-name="T8">Q2</text:span></text:span><text:span text:style-name="Police_20_par_20_défaut"><text:span text:style-name="T9"> Entourer la bonne réponse.</text:span></text:span></text:p>
      <text:p text:style-name="P16"/>
      <text:p text:style-name="P16">Si l’on double le nombre de valeurs à deviner, il faudra ajouter 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65">Une question</text:p>
          </table:table-cell>
          <table:table-cell table:style-name="Tableau3.A1" office:value-type="string">
            <text:p text:style-name="P16">Deux questions</text:p>
          </table:table-cell>
          <table:table-cell table:style-name="Tableau3.A1" office:value-type="string">
            <text:p text:style-name="P16">Quatre Questions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16"><text:soft-page-break/></text:p>
      <text:p text:style-name="P16"/>
      <text:p text:style-name="P16"/>
      <text:p text:style-name="P10"><text:span text:style-name="Police_20_par_20_défaut"><text:span text:style-name="T8">2</text:span></text:span><text:span text:style-name="Police_20_par_20_défaut"><text:span text:style-name="T14">eme</text:span></text:span><text:span text:style-name="Police_20_par_20_défaut"><text:span text:style-name="T8"> Exemple</text:span></text:span><text:span text:style-name="Police_20_par_20_défaut"><text:span text:style-name="T9"> : Voici une bande de papier illustrant un tableau de nombre en mémoire</text:span></text:span></text:p>
      <text:p text:style-name="P10"><draw:custom-shape text:anchor-type="paragraph" draw:z-index="13" draw:name="AutoShape 8" draw:style-name="gr1" draw:text-style-name="P68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9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5">35</text:p>
            <text:p text:style-name="P44"><text:span text:style-name="Police_20_par_20_défaut"><text:span text:style-name="T15">6</text:span></text:span></text:p>
          </table:table-cell>
          <table:table-cell table:style-name="Tableau4.A1" office:value-type="string">
            <text:p text:style-name="P46">37</text:p>
            <text:p text:style-name="P44"><text:span text:style-name="Police_20_par_20_défaut"><text:span text:style-name="T17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4" draw:name="AutoShape 9" draw:style-name="gr2" draw:text-style-name="P68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9"/></text:span></text:p>
      <text:p text:style-name="P10"><text:span text:style-name="Police_20_par_20_défaut"><text:span text:style-name="T9">Essayons de rechercher </text:span></text:span><text:span text:style-name="Police_20_par_20_défaut"><text:span text:style-name="T16">le nombre 35</text:span></text:span><text:span text:style-name="Police_20_par_20_défaut"><text:span text:style-name="T9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8">Etape 1</text:span></text:span><text:span text:style-name="Police_20_par_20_défaut"><text:span text:style-name="T9"> : Comment calculer la moitié 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8">Indice milieu</text:span></text:span><text:span text:style-name="Police_20_par_20_défaut"><text:span text:style-name="T19">1</text:span></text:span></text:p>
          </table:table-cell>
        </table:table-row>
        <table:table-row>
          <table:table-cell table:style-name="Tableau5.A1" office:value-type="string">
            <text:p text:style-name="P48">0</text:p>
          </table:table-cell>
          <table:table-cell table:style-name="Tableau5.A1" office:value-type="string">
            <text:p text:style-name="P48">15</text:p>
          </table:table-cell>
          <table:table-cell table:style-name="Tableau5.A1" office:value-type="string">
            <text:p text:style-name="P10"><text:span text:style-name="Police_20_par_20_défaut"><text:span text:style-name="T20">15/2=7.5 </text:span></text:span><text:span text:style-name="Police_20_par_20_défaut"><text:span text:style-name="T18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8">Etape 2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2">21</text:p>
            <text:p text:style-name="P44"><text:span text:style-name="Police_20_par_20_défaut"><text:span text:style-name="T23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3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6">Indice Haut</text:span></text:span><text:span text:style-name="Police_20_par_20_défaut"><text:span text:style-name="T27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4">Indice milieu</text:span></text:span><text:span text:style-name="Police_20_par_20_défaut"><text:span text:style-name="T25">2</text:span></text:span></text:p>
          </table:table-cell>
        </table:table-row>
        <table:table-row>
          <table:table-cell table:style-name="Tableau7.A1" office:value-type="string">
            <text:p text:style-name="P48">0</text:p>
          </table:table-cell>
          <table:table-cell table:style-name="Tableau7.A1" office:value-type="string">
            <text:p text:style-name="P48">6</text:p>
          </table:table-cell>
          <table:table-cell table:style-name="Tableau7.A1" office:value-type="string">
            <text:p text:style-name="P48">6/2=3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26">l’indice Haut</text:span></text:span><text:span text:style-name="Police_20_par_20_défaut"><text:span text:style-name="T27">2</text:span></text:span><text:span text:style-name="Police_20_par_20_défaut"><text:span text:style-name="T8"> </text:span></text:span><text:span text:style-name="Police_20_par_20_défaut"><text:span text:style-name="T9">et l’</text:span></text:span><text:span text:style-name="Police_20_par_20_défaut"><text:span text:style-name="T18">Indice milieu</text:span></text:span><text:span text:style-name="Police_20_par_20_défaut"><text:span text:style-name="T19">1</text:span></text:span></text:p>
      <text:p text:style-name="P16"/>
      <text:p text:style-name="P10"><text:span text:style-name="Police_20_par_20_défaut"><text:span text:style-name="T26">Indice Haut</text:span></text:span><text:span text:style-name="Police_20_par_20_défaut"><text:span text:style-name="T27">2=</text:span></text:span><text:span text:style-name="Police_20_par_20_défaut"><text:span text:style-name="T18"> Indice milieu</text:span></text:span><text:span text:style-name="Police_20_par_20_défaut"><text:span text:style-name="T19">1 </text:span></text:span><text:span text:style-name="Police_20_par_20_défaut"><text:span text:style-name="T21">- 1</text:span></text:span><text:span text:style-name="Police_20_par_20_défaut"><text:span text:style-name="T29">= 7 – 1 = 6</text:span></text:span></text:p>
      <text:p text:style-name="P16"/>
      <text:p text:style-name="P10"><text:span text:style-name="Police_20_par_20_défaut"><text:span text:style-name="T8">Etape 4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21 à l’indice 3, la valeur 35 se trouve dans la partie supérieure du tableau</text:p>
      <text:p text:style-name="P1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19">25</text:p>
            <text:p text:style-name="P18"><text:soft-page-break/>4</text:p>
          </table:table-cell>
          <table:table-cell table:style-name="Tableau8.A1" office:value-type="string">
            <text:p text:style-name="P19">31</text:p>
            <text:p text:style-name="P18"><text:soft-page-break/>5</text:p>
          </table:table-cell>
          <table:table-cell table:style-name="Tableau8.A1" office:value-type="string">
            <text:p text:style-name="P19">35</text:p>
            <text:p text:style-name="P18"><text:soft-page-break/>6</text:p>
          </table:table-cell>
        </table:table-row>
      </table:table>
      <text:p text:style-name="P4"/>
      <text:p text:style-name="P1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3">31</text:p>
            <text:p text:style-name="P44"><text:span text:style-name="Police_20_par_20_défaut"><text:span text:style-name="T36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5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39">Indice Bas</text:span></text:span><text:span text:style-name="Police_20_par_20_défaut"><text:span text:style-name="T40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37">Indice milieu</text:span></text:span><text:span text:style-name="Police_20_par_20_défaut"><text:span text:style-name="T38">3</text:span></text:span></text:p>
          </table:table-cell>
        </table:table-row>
        <table:table-row>
          <table:table-cell table:style-name="Tableau10.A1" office:value-type="string">
            <text:p text:style-name="P48">4</text:p>
          </table:table-cell>
          <table:table-cell table:style-name="Tableau10.A1" office:value-type="string">
            <text:p text:style-name="P48">6</text:p>
          </table:table-cell>
          <table:table-cell table:style-name="Tableau10.A1" office:value-type="string">
            <text:p text:style-name="P48">(4+6) / 2=5</text:p>
          </table:table-cell>
        </table:table-row>
      </table:table>
      <text:p text:style-name="P16"/>
      <text:p text:style-name="P10"><text:span text:style-name="Police_20_par_20_défaut"><text:span text:style-name="T9">Quel est le lien entre l’</text:span></text:span><text:span text:style-name="Police_20_par_20_défaut"><text:span text:style-name="T39">Indice Bas</text:span></text:span><text:span text:style-name="Police_20_par_20_défaut"><text:span text:style-name="T40">3 </text:span></text:span><text:span text:style-name="Police_20_par_20_défaut"><text:span text:style-name="T9">et l’</text:span></text:span><text:span text:style-name="Police_20_par_20_défaut"><text:span text:style-name="T24">Indice milieu</text:span></text:span><text:span text:style-name="Police_20_par_20_défaut"><text:span text:style-name="T25">2</text:span></text:span></text:p>
      <text:p text:style-name="P16"/>
      <text:p text:style-name="P10"><text:span text:style-name="Police_20_par_20_défaut"><text:span text:style-name="T39">Indice Bas</text:span></text:span><text:span text:style-name="Police_20_par_20_défaut"><text:span text:style-name="T40">3 = </text:span></text:span><text:span text:style-name="Police_20_par_20_défaut"><text:span text:style-name="T24">Indice milieu</text:span></text:span><text:span text:style-name="Police_20_par_20_défaut"><text:span text:style-name="T25">2</text:span></text:span><text:span text:style-name="Police_20_par_20_défaut"><text:span text:style-name="T41"> </text:span></text:span><text:span text:style-name="Police_20_par_20_défaut"><text:span text:style-name="T21">+ 1</text:span></text:span><text:span text:style-name="Police_20_par_20_défaut"><text:span text:style-name="T29">= 3 + 1 = 4</text:span></text:span></text:p>
      <text:p text:style-name="P16"/>
      <text:p text:style-name="P10"><text:span text:style-name="Police_20_par_20_défaut"><text:span text:style-name="T8">Etape 6</text:span></text:span><text:span text:style-name="Police_20_par_20_défaut"><text:span text:style-name="T9"> : Dans quelle partie se trouve la valeur 35 ?</text:span></text:span></text:p>
      <text:p text:style-name="P16"/>
      <text:p text:style-name="P10"><text:span text:style-name="Police_20_par_20_défaut"><text:span text:style-name="T9">Par rapport au chiffre 31 à l’indice </text:span></text:span><text:span text:style-name="Police_20_par_20_défaut"><text:span text:style-name="T20">5</text:span></text:span><text:span text:style-name="Police_20_par_20_défaut"><text:span text:style-name="T9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58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7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milieu</text:span></text:span><text:span text:style-name="Police_20_par_20_défaut"><text:span text:style-name="T8">4</text:span></text:span></text:p>
          </table:table-cell>
        </table:table-row>
        <table:table-row>
          <table:table-cell table:style-name="Tableau12.A1" office:value-type="string">
            <text:p text:style-name="P48">6</text:p>
          </table:table-cell>
          <table:table-cell table:style-name="Tableau12.A1" office:value-type="string">
            <text:p text:style-name="P48">6</text:p>
          </table:table-cell>
          <table:table-cell table:style-name="Tableau12.A1" office:value-type="string">
            <text:p text:style-name="P48">(6+6) / 2=6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42">l’indice Bas</text:span></text:span><text:span text:style-name="Police_20_par_20_défaut"><text:span text:style-name="T41">4 </text:span></text:span><text:span text:style-name="Police_20_par_20_défaut"><text:span text:style-name="T9">et l’</text:span></text:span><text:span text:style-name="Police_20_par_20_défaut"><text:span text:style-name="T37">Indice milieu</text:span></text:span><text:span text:style-name="Police_20_par_20_défaut"><text:span text:style-name="T38">3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1">4 </text:span></text:span><text:span text:style-name="Police_20_par_20_défaut"><text:span text:style-name="T40">= </text:span></text:span><text:span text:style-name="Police_20_par_20_défaut"><text:span text:style-name="T37">Indice milieu</text:span></text:span><text:span text:style-name="Police_20_par_20_défaut"><text:span text:style-name="T38">3 </text:span></text:span><text:span text:style-name="Police_20_par_20_défaut"><text:span text:style-name="T21">+ 1 </text:span></text:span><text:span text:style-name="Police_20_par_20_défaut"><text:span text:style-name="T29">= 5 + 1 = 6</text:span></text:span></text:p>
      <text:p text:style-name="P16"/>
      <text:p text:style-name="P16"/>
      <text:p text:style-name="P10"><text:span text:style-name="Police_20_par_20_défaut"><text:span text:style-name="T8">Etape 8</text:span></text:span><text:span text:style-name="Police_20_par_20_défaut"><text:span text:style-name="T9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0">21</text:p>
            <text:p text:style-name="P44"><text:span text:style-name="Police_20_par_20_défaut"><text:span text:style-name="T22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4">31</text:p>
            <text:p text:style-name="P44"><text:span text:style-name="Police_20_par_20_défaut"><text:span text:style-name="T43">5</text:span></text:span></text:p>
          </table:table-cell>
          <table:table-cell table:style-name="Tableau13.A1" office:value-type="string">
            <text:p text:style-name="P55">35</text:p>
            <text:p text:style-name="P44"><text:span text:style-name="Police_20_par_20_défaut"><text:span text:style-name="T44">6</text:span></text:span></text:p>
          </table:table-cell>
          <table:table-cell table:style-name="Tableau13.A1" office:value-type="string">
            <text:p text:style-name="P56">37</text:p>
            <text:p text:style-name="P44"><text:span text:style-name="Police_20_par_20_défaut"><text:span text:style-name="T45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49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49">6</text:p>
          </table:table-cell>
          <table:table-cell table:style-name="Tableau14.A1" office:value-type="string">
            <text:p text:style-name="P57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7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7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8">Q3</text:span></text:span><text:span text:style-name="Police_20_par_20_défaut"><text:span text:style-name="T9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3">21</text:p>
            <text:p text:style-name="P32">3</text:p>
          </table:table-cell>
          <table:table-cell table:style-name="Tableau15.A1" office:value-type="string">
            <text:p text:style-name="P33">25</text:p>
            <text:p text:style-name="P32">4</text:p>
          </table:table-cell>
          <table:table-cell table:style-name="Tableau15.A1" office:value-type="string">
            <text:p text:style-name="P33">31</text:p>
            <text:p text:style-name="P32">5</text:p>
          </table:table-cell>
          <table:table-cell table:style-name="Tableau15.A1" office:value-type="string">
            <text:p text:style-name="P33">35</text:p>
            <text:p text:style-name="P32">6</text:p>
          </table:table-cell>
          <table:table-cell table:style-name="Tableau15.A1" office:value-type="string">
            <text:p text:style-name="P33">37</text:p>
            <text:p text:style-name="P32">7</text:p>
          </table:table-cell>
          <table:table-cell table:style-name="Tableau15.A1" office:value-type="string">
            <text:p text:style-name="P33">42</text:p>
            <text:p text:style-name="P32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49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49">8</text:p>
          </table:table-cell>
          <table:table-cell table:style-name="Tableau16.A1" office:value-type="string">
            <text:p text:style-name="P31">15</text:p>
          </table:table-cell>
          <table:table-cell table:style-name="Tableau16.A1" office:value-type="string">
            <text:p text:style-name="P57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7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1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8">Q4</text:span></text:span><text:span text:style-name="Police_20_par_20_défaut"><text:span text:style-name="T9"> Que se passe-t-il si le nombre à rechercher n’est pas dans le tableau ? 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3">21</text:p>
            <text:p text:style-name="P32">3</text:p>
          </table:table-cell>
          <table:table-cell table:style-name="Tableau17.A1" office:value-type="string">
            <text:p text:style-name="P33">25</text:p>
            <text:p text:style-name="P32">4</text:p>
          </table:table-cell>
          <table:table-cell table:style-name="Tableau17.A1" office:value-type="string">
            <text:p text:style-name="P33">31</text:p>
            <text:p text:style-name="P32">5</text:p>
          </table:table-cell>
          <table:table-cell table:style-name="Tableau17.A1" office:value-type="string">
            <text:p text:style-name="P33">35</text:p>
            <text:p text:style-name="P32">6</text:p>
          </table:table-cell>
          <table:table-cell table:style-name="Tableau17.A1" office:value-type="string">
            <text:p text:style-name="P33">37</text:p>
            <text:p text:style-name="P32">7</text:p>
          </table:table-cell>
          <table:table-cell table:style-name="Tableau17.A1" office:value-type="string">
            <text:p text:style-name="P33">42</text:p>
            <text:p text:style-name="P32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49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49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soft-page-break/><text:tab/>retourner indice</text:p>
      <text:p text:style-name="P20"/>
      <text:p text:style-name="P20"/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6">def </text:span></text:span><text:span text:style-name="Police_20_par_20_défaut"><text:span text:style-name="T33">recherche_dichotomique( element, tableau ):<text:line-break/> <text:s text:c="3"/>bas = </text:span></text:span><text:span text:style-name="Police_20_par_20_défaut"><text:span text:style-name="T51">0<text:line-break/> <text:s text:c="3"/></text:span></text:span><text:span text:style-name="Police_20_par_20_défaut"><text:span text:style-name="T33">haut = </text:span></text:span><text:span text:style-name="Police_20_par_20_défaut"><text:span text:style-name="T47">len</text:span></text:span><text:span text:style-name="Police_20_par_20_défaut"><text:span text:style-name="T33">(tableau)-</text:span></text:span><text:span text:style-name="Police_20_par_20_défaut"><text:span text:style-name="T51">1<text:line-break/> <text:s text:c="3"/></text:span></text:span><text:span text:style-name="Police_20_par_20_défaut"><text:span text:style-name="T33">trouve=</text:span></text:span><text:span text:style-name="Police_20_par_20_défaut"><text:span text:style-name="T46">False<text:line-break/></text:span></text:span><text:span text:style-name="Police_20_par_20_défaut"><text:span text:style-name="T33"> <text:s text:c="3"/></text:span></text:span><text:span text:style-name="Police_20_par_20_défaut"><text:span text:style-name="T46">while </text:span></text:span><text:span text:style-name="Police_20_par_20_défaut"><text:span text:style-name="T33">bas &lt;= haut </text:span></text:span><text:span text:style-name="Police_20_par_20_défaut"><text:span text:style-name="T46">and </text:span></text:span><text:span text:style-name="Police_20_par_20_défaut"><text:span text:style-name="T33">trouve==</text:span></text:span><text:span text:style-name="Police_20_par_20_défaut"><text:span text:style-name="T46">False</text:span></text:span><text:span text:style-name="Police_20_par_20_défaut"><text:span text:style-name="T33">:<text:line-break/> <text:s text:c="7"/>milieu = (bas + haut) // </text:span></text:span><text:span text:style-name="Police_20_par_20_défaut"><text:span text:style-name="T51">2<text:line-break/> <text:s text:c="7"/></text:span></text:span><text:span text:style-name="Police_20_par_20_défaut"><text:span text:style-name="T46">if </text:span></text:span><text:span text:style-name="Police_20_par_20_défaut"><text:span text:style-name="T33">element==tableau[milieu]:<text:line-break/> <text:s text:c="11"/>trouve=</text:span></text:span><text:span text:style-name="Police_20_par_20_défaut"><text:span text:style-name="T46">True<text:line-break/></text:span></text:span><text:span text:style-name="Police_20_par_20_défaut"><text:span text:style-name="T33"> <text:s text:c="7"/></text:span></text:span><text:span text:style-name="Police_20_par_20_défaut"><text:span text:style-name="T46">else</text:span></text:span><text:span text:style-name="Police_20_par_20_défaut"><text:span text:style-name="T33">:<text:line-break/> <text:s text:c="11"/></text:span></text:span><text:span text:style-name="Police_20_par_20_défaut"><text:span text:style-name="T46">if </text:span></text:span><text:span text:style-name="Police_20_par_20_défaut"><text:span text:style-name="T33">element&gt;tableau[milieu]:<text:line-break/> <text:s text:c="15"/>bas = milieu+</text:span></text:span><text:span text:style-name="Police_20_par_20_défaut"><text:span text:style-name="T51">1<text:line-break/> <text:s text:c="11"/></text:span></text:span><text:span text:style-name="Police_20_par_20_défaut"><text:span text:style-name="T46">else </text:span></text:span><text:span text:style-name="Police_20_par_20_défaut"><text:span text:style-name="T33">:<text:line-break/> <text:s text:c="15"/>haut = milieu-</text:span></text:span><text:span text:style-name="Police_20_par_20_défaut"><text:span text:style-name="T51">1<text:line-break/></text:span></text:span><text:span text:style-name="Police_20_par_20_défaut"><text:span text:style-name="T33"> <text:s text:c="3"/></text:span></text:span><text:span text:style-name="Police_20_par_20_défaut"><text:span text:style-name="T46">if </text:span></text:span><text:span text:style-name="Police_20_par_20_défaut"><text:span text:style-name="T33">trouve==</text:span></text:span><text:span text:style-name="Police_20_par_20_défaut"><text:span text:style-name="T46">True</text:span></text:span><text:span text:style-name="Police_20_par_20_défaut"><text:span text:style-name="T33">:<text:line-break/> <text:s text:c="7"/>indice = milieu<text:line-break/> <text:s text:c="3"/></text:span></text:span><text:span text:style-name="Police_20_par_20_défaut"><text:span text:style-name="T46">else</text:span></text:span><text:span text:style-name="Police_20_par_20_défaut"><text:span text:style-name="T33">:<text:line-break/> <text:s text:c="7"/>indice = -</text:span></text:span><text:span text:style-name="Police_20_par_20_défaut"><text:span text:style-name="T51">1<text:line-break/> <text:s text:c="3"/></text:span></text:span><text:span text:style-name="Police_20_par_20_défaut"><text:span text:style-name="T46">return </text:span></text:span><text:span text:style-name="Police_20_par_20_défaut"><text:span text:style-name="T33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3">tableau=[</text:span></text:span><text:span text:style-name="Police_20_par_20_défaut"><text:span text:style-name="T51">10</text:span></text:span><text:span text:style-name="Police_20_par_20_défaut"><text:span text:style-name="T33">,</text:span></text:span><text:span text:style-name="Police_20_par_20_défaut"><text:span text:style-name="T51">12</text:span></text:span><text:span text:style-name="Police_20_par_20_défaut"><text:span text:style-name="T33">,</text:span></text:span><text:span text:style-name="Police_20_par_20_défaut"><text:span text:style-name="T51">15</text:span></text:span><text:span text:style-name="Police_20_par_20_défaut"><text:span text:style-name="T33">,</text:span></text:span><text:span text:style-name="Police_20_par_20_défaut"><text:span text:style-name="T51">21</text:span></text:span><text:span text:style-name="Police_20_par_20_défaut"><text:span text:style-name="T33">,</text:span></text:span><text:span text:style-name="Police_20_par_20_défaut"><text:span text:style-name="T51">25</text:span></text:span><text:span text:style-name="Police_20_par_20_défaut"><text:span text:style-name="T33">,</text:span></text:span><text:span text:style-name="Police_20_par_20_défaut"><text:span text:style-name="T51">31</text:span></text:span><text:span text:style-name="Police_20_par_20_défaut"><text:span text:style-name="T33">,</text:span></text:span><text:span text:style-name="Police_20_par_20_défaut"><text:span text:style-name="T51">35</text:span></text:span><text:span text:style-name="Police_20_par_20_défaut"><text:span text:style-name="T33">,</text:span></text:span><text:span text:style-name="Police_20_par_20_défaut"><text:span text:style-name="T51">37</text:span></text:span><text:span text:style-name="Police_20_par_20_défaut"><text:span text:style-name="T33">,</text:span></text:span><text:span text:style-name="Police_20_par_20_défaut"><text:span text:style-name="T51">42</text:span></text:span><text:span text:style-name="Police_20_par_20_défaut"><text:span text:style-name="T33">,</text:span></text:span><text:span text:style-name="Police_20_par_20_défaut"><text:span text:style-name="T51">44</text:span></text:span><text:span text:style-name="Police_20_par_20_défaut"><text:span text:style-name="T33">,</text:span></text:span><text:span text:style-name="Police_20_par_20_défaut"><text:span text:style-name="T51">49</text:span></text:span><text:span text:style-name="Police_20_par_20_défaut"><text:span text:style-name="T33">,</text:span></text:span><text:span text:style-name="Police_20_par_20_défaut"><text:span text:style-name="T51">53</text:span></text:span><text:span text:style-name="Police_20_par_20_défaut"><text:span text:style-name="T33">,</text:span></text:span><text:span text:style-name="Police_20_par_20_défaut"><text:span text:style-name="T51">61</text:span></text:span><text:span text:style-name="Police_20_par_20_défaut"><text:span text:style-name="T33">,</text:span></text:span><text:span text:style-name="Police_20_par_20_défaut"><text:span text:style-name="T51">72</text:span></text:span><text:span text:style-name="Police_20_par_20_défaut"><text:span text:style-name="T33">,</text:span></text:span><text:span text:style-name="Police_20_par_20_défaut"><text:span text:style-name="T51">75</text:span></text:span><text:span text:style-name="Police_20_par_20_défaut"><text:span text:style-name="T33">,</text:span></text:span><text:span text:style-name="Police_20_par_20_défaut"><text:span text:style-name="T51">85</text:span></text:span><text:span text:style-name="Police_20_par_20_défaut"><text:span text:style-name="T33">]<text:line-break/></text:span></text:span><text:span text:style-name="Police_20_par_20_défaut"><text:span text:style-name="T54">print (tableau)<text:line-break/></text:span></text:span><text:span text:style-name="Police_20_par_20_défaut"><text:span text:style-name="T33">chiffreAtrouver=</text:span></text:span><text:span text:style-name="Police_20_par_20_défaut"><text:span text:style-name="T51">21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'chiffre à trouver'</text:span></text:span><text:span text:style-name="Police_20_par_20_défaut"><text:span text:style-name="T33">,chiffreAtrouver)<text:line-break/>indice=recherche_dichotomique(chiffreAtrouver,tableau)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"la valeur"</text:span></text:span><text:span text:style-name="Police_20_par_20_défaut"><text:span text:style-name="T33">,tableau[indice],</text:span></text:span><text:span text:style-name="Police_20_par_20_défaut"><text:span text:style-name="T55">"se trouve a l'indice"</text:span></text:span><text:span text:style-name="Police_20_par_20_défaut"><text:span text:style-name="T33">, indice,</text:span></text:span><text:span text:style-name="Police_20_par_20_défaut"><text:span text:style-name="T55">"danns le tableau:"</text:span></text:span><text:span text:style-name="Police_20_par_20_défaut"><text:span text:style-name="T33">)<text:line-break/></text:span></text:span></text:p>
      <text:p text:style-name="P66">correction :</text:p>
      <text:p text:style-name="P67">tableau=[10,12,15,21,25,31,35,37,42,44,49,53,61,72,75,85]</text:p>
      <text:p text:style-name="P67">print (tableau)</text:p>
      <text:p text:style-name="P67">chiffreAtrouver=21</text:p>
      <text:p text:style-name="P67">def recherche_dichotomique( element, tableau ):</text:p>
      <text:p text:style-name="P67"><text:s text:c="4"/>bas = 0</text:p>
      <text:p text:style-name="P67"><text:s text:c="4"/>haut = len(tableau)-1</text:p>
      <text:p text:style-name="P67"><text:s text:c="4"/>trouve=False</text:p>
      <text:p text:style-name="P67"><text:s text:c="4"/>while bas &lt;= haut and trouve==False:</text:p>
      <text:p text:style-name="P67"><text:s text:c="8"/>milieu = (bas + haut) // 2</text:p>
      <text:p text:style-name="P67"><text:s text:c="8"/>if element==tableau[milieu]:</text:p>
      <text:p text:style-name="P67"><text:s text:c="12"/>trouve=True</text:p>
      <text:p text:style-name="P67"><text:s text:c="8"/>else:</text:p>
      <text:p text:style-name="P67"><text:s text:c="12"/>if element&gt;tableau[milieu]:</text:p>
      <text:p text:style-name="P67"><text:s text:c="16"/>bas = milieu+1</text:p>
      <text:p text:style-name="P67"><text:s text:c="12"/>else :</text:p>
      <text:p text:style-name="P67"><text:s text:c="16"/>haut = milieu-1</text:p>
      <text:p text:style-name="P67"><text:s text:c="4"/>if trouve==True:</text:p>
      <text:p text:style-name="P67"><text:s text:c="8"/>indice = milieu</text:p>
      <text:p text:style-name="P67"><text:s text:c="4"/>else:</text:p>
      <text:p text:style-name="P67"><text:s text:c="8"/>indice = -1</text:p>
      <text:p text:style-name="P67"><text:s text:c="4"/>return indice</text:p>
      <text:p text:style-name="P67">print('chiffre à trouver',chiffreAtrouver)</text:p>
      <text:p text:style-name="P67">indice=recherche_dichotomique(chiffreAtrouver,tableau)</text:p>
      <text:p text:style-name="P67">print("la valeur",tableau[indice],"se trouve a l'indice", indice,"danns le tableau:")</text:p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1"><text:soft-page-break/><text:span text:style-name="Police_20_par_20_défaut"><text:span text:style-name="T7">Exemple de résultat avec </text:span></text:span><text:span text:style-name="Police_20_par_20_défaut"><text:span text:style-name="T28">chiffreAtrouver=</text:span></text:span><text:span text:style-name="Police_20_par_20_défaut"><text:span text:style-name="T50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5">VALEUR_MAX=</text:span></text:span><text:span text:style-name="Police_20_par_20_défaut"><text:span text:style-name="T53">100000</text:span></text:span></text:p>
      <text:p text:style-name="P20"/>
      <text:p text:style-name="P20">Commenter les lignes suivantes (ajouter un # au début de la ligne)</text:p>
      <text:p text:style-name="P58"/>
      <text:p text:style-name="P12"><text:span text:style-name="Police_20_par_20_défaut"><text:span text:style-name="T56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0">Nombre de données </text:span></text:span><text:span text:style-name="Police_20_par_20_défaut"><text:span text:style-name="T31">N</text:span></text:span><text:span text:style-name="Police_20_par_20_défaut"><text:span text:style-name="T30"> à trier</text:span></text:span></text:p>
          </table:table-cell>
          <table:table-cell table:style-name="Tableau19.B1" office:value-type="string">
            <text:p text:style-name="P34">Temps de traitement </text:p>
          </table:table-cell>
        </table:table-row>
        <table:table-row table:style-name="Tableau19.1">
          <table:table-cell table:style-name="Tableau19.A2" office:value-type="string">
            <text:p text:style-name="P35">100</text:p>
          </table:table-cell>
          <table:table-cell table:style-name="Tableau19.B2" office:value-type="string">
            <text:p text:style-name="P51">0.7654471397399902</text:p>
          </table:table-cell>
        </table:table-row>
        <table:table-row table:style-name="Tableau19.1">
          <table:table-cell table:style-name="Tableau19.A2" office:value-type="string">
            <text:p text:style-name="P35">1000</text:p>
          </table:table-cell>
          <table:table-cell table:style-name="Tableau19.B2" office:value-type="string">
            <text:p text:style-name="P51">1.0934922695159912</text:p>
          </table:table-cell>
        </table:table-row>
        <table:table-row table:style-name="Tableau19.1">
          <table:table-cell table:style-name="Tableau19.A2" office:value-type="string">
            <text:p text:style-name="P35">10000</text:p>
          </table:table-cell>
          <table:table-cell table:style-name="Tableau19.B2" office:value-type="string">
            <text:p text:style-name="P51">1.359192132949829</text:p>
          </table:table-cell>
        </table:table-row>
        <table:table-row table:style-name="Tableau19.1">
          <table:table-cell table:style-name="Tableau19.A2" office:value-type="string">
            <text:p text:style-name="P35">30000</text:p>
          </table:table-cell>
          <table:table-cell table:style-name="Tableau19.B2" office:value-type="string">
            <text:p text:style-name="P51">1.7027239799499512</text:p>
          </table:table-cell>
        </table:table-row>
        <table:table-row table:style-name="Tableau19.1">
          <table:table-cell table:style-name="Tableau19.A2" office:value-type="string">
            <text:p text:style-name="P35">50000</text:p>
          </table:table-cell>
          <table:table-cell table:style-name="Tableau19.B2" office:value-type="string">
            <text:p text:style-name="P51">1.8956682682037354</text:p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draw:frame draw:style-name="fr3" draw:name="Graphique 1" text:anchor-type="as-char" svg:y="-7.579cm" svg:width="18.983cm" style:rel-width="scale" svg:height="8.061cm" style:rel-height="scale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2"><text:span text:style-name="Police_20_par_20_défaut"><text:span text:style-name="T13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7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6">Valeur <text:s/>10 <text:s/>12 <text:s/>15 <text:s/>21 <text:s/>25 <text:s/>31 <text:s/>35 <text:s/>37 <text:s/>42 <text:s/>44 <text:s/>49 <text:s/>53 <text:s/>61 <text:s/>72 <text:s/>75 <text:s/>85</text:p>
            <text:p text:style-name="P36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6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0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39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39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39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0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1">fonction recherche_dichotomique( element, tableau ) valeur entière</text:p>
            <text:p text:style-name="P41"><text:tab/>bas ← 0</text:p>
            <text:p text:style-name="P41"><text:tab/>haut ← longueur(tableau)-1</text:p>
            <text:p text:style-name="P41"><text:tab/>trouve←faux</text:p>
            <text:p text:style-name="P41"><text:tab/>tant que bas &lt;= haut et trouve=FAUX</text:p>
            <text:p text:style-name="P41"><text:tab/><text:tab/>milieu ← (bas + haut) // 2</text:p>
            <text:p text:style-name="P41"><text:tab/><text:tab/>si element=tableau[milieu] alors</text:p>
            <text:p text:style-name="P41"><text:tab/><text:tab/><text:tab/><text:tab/>trouve←True</text:p>
            <text:p text:style-name="P41"><text:tab/><text:tab/>sinon</text:p>
            <text:p text:style-name="P41"><text:tab/><text:tab/><text:tab/>si element&gt;tableau[milieu] alors</text:p>
            <text:p text:style-name="P41"><text:tab/><text:tab/><text:tab/><text:tab/>bas ← milieu+1</text:p>
            <text:p text:style-name="P41"><text:tab/><text:tab/><text:tab/>sinon</text:p>
            <text:p text:style-name="P41"><text:tab/><text:tab/><text:tab/><text:tab/>haut ← milieu-1</text:p>
            <text:p text:style-name="P41"><text:tab/><text:tab/><text:tab/>fin si</text:p>
            <text:p text:style-name="P41"><text:tab/><text:tab/>fin si</text:p>
            <text:p text:style-name="P41"><text:tab/>fin tant que</text:p>
            <text:p text:style-name="P41"><text:tab/>si trouve=vrai alors</text:p>
            <text:p text:style-name="P41"><text:tab/><text:tab/>indice ← milieu</text:p>
            <text:p text:style-name="P41"><text:tab/>sinon</text:p>
            <text:p text:style-name="P41"><text:tab/><text:tab/>indice ← -1</text:p>
            <text:p text:style-name="P41"><text:tab/>fin si</text:p>
            <text:p text:style-name="P10"><text:span text:style-name="Police_20_par_20_défaut"><text:span text:style-name="T32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48">def </text:span></text:span><text:span text:style-name="Police_20_par_20_défaut"><text:span text:style-name="T34">recherche_dichotomique( element, tableau ):<text:line-break/> <text:s text:c="3"/>bas = </text:span></text:span><text:span text:style-name="Police_20_par_20_défaut"><text:span text:style-name="T52">0<text:line-break/> <text:s text:c="3"/></text:span></text:span><text:span text:style-name="Police_20_par_20_défaut"><text:span text:style-name="T34">haut = </text:span></text:span><text:span text:style-name="Police_20_par_20_défaut"><text:span text:style-name="T49">len</text:span></text:span><text:span text:style-name="Police_20_par_20_défaut"><text:span text:style-name="T34">(tableau)-</text:span></text:span><text:span text:style-name="Police_20_par_20_défaut"><text:span text:style-name="T52">1<text:line-break/> <text:s text:c="3"/></text:span></text:span><text:span text:style-name="Police_20_par_20_défaut"><text:span text:style-name="T34">trouve=</text:span></text:span><text:span text:style-name="Police_20_par_20_défaut"><text:span text:style-name="T48">False<text:line-break/></text:span></text:span><text:span text:style-name="Police_20_par_20_défaut"><text:span text:style-name="T34"> <text:s text:c="3"/></text:span></text:span><text:span text:style-name="Police_20_par_20_défaut"><text:span text:style-name="T48">while </text:span></text:span><text:span text:style-name="Police_20_par_20_défaut"><text:span text:style-name="T34">bas &lt;= haut </text:span></text:span><text:span text:style-name="Police_20_par_20_défaut"><text:span text:style-name="T48">and </text:span></text:span><text:span text:style-name="Police_20_par_20_défaut"><text:span text:style-name="T34">trouve==</text:span></text:span><text:span text:style-name="Police_20_par_20_défaut"><text:span text:style-name="T48">False</text:span></text:span><text:span text:style-name="Police_20_par_20_défaut"><text:span text:style-name="T34">:<text:line-break/> <text:s text:c="7"/>milieu = (bas + haut) // </text:span></text:span><text:span text:style-name="Police_20_par_20_défaut"><text:span text:style-name="T52">2<text:line-break/> <text:s text:c="7"/></text:span></text:span><text:span text:style-name="Police_20_par_20_défaut"><text:span text:style-name="T48">if </text:span></text:span><text:span text:style-name="Police_20_par_20_défaut"><text:span text:style-name="T34">element==tableau[milieu]:<text:line-break/> <text:s text:c="11"/>trouve=</text:span></text:span><text:span text:style-name="Police_20_par_20_défaut"><text:span text:style-name="T48">True<text:line-break/></text:span></text:span><text:span text:style-name="Police_20_par_20_défaut"><text:span text:style-name="T34"> <text:s text:c="7"/></text:span></text:span><text:span text:style-name="Police_20_par_20_défaut"><text:span text:style-name="T48">else</text:span></text:span><text:span text:style-name="Police_20_par_20_défaut"><text:span text:style-name="T34">:<text:line-break/> <text:s text:c="11"/></text:span></text:span><text:span text:style-name="Police_20_par_20_défaut"><text:span text:style-name="T48">if </text:span></text:span><text:span text:style-name="Police_20_par_20_défaut"><text:span text:style-name="T34">element&gt;tableau[milieu]:<text:line-break/> <text:s text:c="15"/>bas = milieu+</text:span></text:span><text:span text:style-name="Police_20_par_20_défaut"><text:span text:style-name="T52">1<text:line-break/> <text:s text:c="11"/></text:span></text:span><text:span text:style-name="Police_20_par_20_défaut"><text:span text:style-name="T48">else </text:span></text:span><text:span text:style-name="Police_20_par_20_défaut"><text:span text:style-name="T34">:<text:line-break/> <text:s text:c="15"/>haut = milieu-</text:span></text:span><text:span text:style-name="Police_20_par_20_défaut"><text:span text:style-name="T52">1<text:line-break/></text:span></text:span><text:span text:style-name="Police_20_par_20_défaut"><text:span text:style-name="T34"> <text:s text:c="3"/></text:span></text:span><text:span text:style-name="Police_20_par_20_défaut"><text:span text:style-name="T48">if </text:span></text:span><text:span text:style-name="Police_20_par_20_défaut"><text:span text:style-name="T34">trouve==</text:span></text:span><text:span text:style-name="Police_20_par_20_défaut"><text:span text:style-name="T48">True</text:span></text:span><text:span text:style-name="Police_20_par_20_défaut"><text:span text:style-name="T34">:<text:line-break/> <text:s text:c="7"/>indice = milieu<text:line-break/> <text:s text:c="3"/></text:span></text:span><text:span text:style-name="Police_20_par_20_défaut"><text:span text:style-name="T48">else</text:span></text:span><text:span text:style-name="Police_20_par_20_défaut"><text:span text:style-name="T34">:<text:line-break/> <text:s text:c="7"/>indice = -</text:span></text:span><text:span text:style-name="Police_20_par_20_défaut"><text:span text:style-name="T52">1<text:line-break/> <text:s text:c="3"/></text:span></text:span><text:span text:style-name="Police_20_par_20_défaut"><text:span text:style-name="T48">return </text:span></text:span><text:span text:style-name="Police_20_par_20_défaut"><text:span text:style-name="T34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1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3"><text:span text:style-name="Police_20_par_20_défaut"><text:span text:style-name="T11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4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2">21</text:p>
            <text:p text:style-name="P43">3</text:p>
          </table:table-cell>
          <table:table-cell table:style-name="Tableau22.A1" office:value-type="string">
            <text:p text:style-name="P42">25</text:p>
            <text:p text:style-name="P43">4</text:p>
          </table:table-cell>
          <table:table-cell table:style-name="Tableau22.A1" office:value-type="string">
            <text:p text:style-name="P42">31</text:p>
            <text:p text:style-name="P43">5</text:p>
          </table:table-cell>
          <table:table-cell table:style-name="Tableau22.A1" office:value-type="string">
            <text:p text:style-name="P42">35</text:p>
            <text:p text:style-name="P43">6</text:p>
          </table:table-cell>
          <table:table-cell table:style-name="Tableau22.A1" office:value-type="string">
            <text:p text:style-name="P42">37</text:p>
            <text:p text:style-name="P43">7</text:p>
          </table:table-cell>
          <table:table-cell table:style-name="Tableau22.A1" office:value-type="string">
            <text:p text:style-name="P42">42</text:p>
            <text:p text:style-name="P43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8">0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8">8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8">12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59"><text:span text:style-name="Police_20_par_20_défaut"><text:span text:style-name="T11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1580997501tp3_algorithme_recherche_dichotomique (2)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2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10</text:page-number></text:span></text:span><text:span text:style-name="Police_20_par_20_défaut"><text:span text:style-name="MT5">/</text:span></text:span><text:span text:style-name="Police_20_par_20_défaut"><text:span text:style-name="MT5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3-04-04T09:55:04.535000000</dc:date>
    <meta:print-date>2019-07-04T21:33:00Z</meta:print-date>
    <meta:editing-cycles>6</meta:editing-cycles>
    <meta:editing-duration>PT12M56S</meta:editing-duration>
    <meta:document-statistic meta:table-count="23" meta:image-count="2" meta:object-count="2" meta:page-count="10" meta:paragraph-count="519" meta:word-count="1677" meta:character-count="9612" meta:non-whitespace-character-count="7649"/>
    <meta:template xlink:type="simple" xlink:actuate="onRequest" xlink:title="" xlink:href="../../../../Downloads/1580997501tp3_algorithme_recherche_dichotomique%20(2).odt/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4cm" svg:y="0.21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